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line-height="150%" fo:text-align="justify"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list-style-name="L2">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4">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3">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line-height="150%" fo:text-align="justify" style:justify-single-word="false"/>
      <style:text-properties fo:font-size="13pt" fo:font-weight="bold" style:font-size-asian="11.3500003814697pt" style:font-weight-asian="bold" style:font-size-complex="13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e Smash – Manual de usuario</text:p>
      <text:p text:style-name="P8"/>
      <text:p text:style-name="P8">Introducción</text:p>
      <text:p text:style-name="P3">En un universo paralelo, donde los mundos están formados por hexágonos y los habitantes son bolas de fuego de colores, un grupo de héroes son lanzados a la arena de combate, y tendrán que luchar por sobrevivir. Pero solo uno de ellos puede salvarse. ¿Serás capaz de llevar a tu héroe hacia la victoria? ¿O caerás en el intento? ¡Bienvenido a Fire Smash!</text:p>
      <text:p text:style-name="P3"/>
      <text:p text:style-name="P8">Requisitos</text:p>
      <text:p text:style-name="P3">El juego requiere de 2 a 4 wiimotes con nunchuk (conectados por bluetooth) y barra de sensores (que ha de estar posicionada <text:span text:style-name="T1">sobre</text:span> el monitor). Para ejecutarlo, será necesaria una versión de Linux reciente (recomendamos usar Ubuntu 12.10 gnome classic, o similares). Además, es recomendable tener una tarjeta gráfica reciente para soportar bien la iluminación del juego.</text:p>
      <text:p text:style-name="P3"/>
      <text:p text:style-name="P8">Instalación</text:p>
      <text:p text:style-name="P2"/>
      <text:p text:style-name="P3"/>
      <text:p text:style-name="P8">Breve explicación del juego</text:p>
      <text:p text:style-name="P3">Fire Smash es un juego multijugador competitivo (con todos los jugadores en un mismo PC) en el que los jugadores tienen un único objetivo: sobrevivir. El apartado gráfico es 3D, pero la jugabilidad es 2D.</text:p>
      <text:p text:style-name="P3">Los personajes que se controlan son bolas de fuego capaces de disparar. Los proyectiles disparados rebotan en los hexágonos. Cuando un jugador es alcanzado por un proyectil (ya sea suyo o de un enemigo), el personaje alcanzado es lanzado en la dirección del disparo.</text:p>
      <text:p text:style-name="P3">Además, cada cierto tiempo aparecen enemigos controlados por el ordenador que perseguirán a los jugadores, e incluso les dispararán.</text:p>
      <text:p text:style-name="P3">Un jugador muere cuando cae al mar o es alcanzado directamente por un enemigo.</text:p>
      <text:p text:style-name="P3">Para ganar, un jugador debe alcanzar el objetivo límite de puntos (personalizable desde el menú principal). La puntuación funciona de la siguiente manera: Cada vez que un jugador muere, recibe tantos puntos como jugadores hayan muerto antes que él en esa misma ronda. Por lo tanto, el primero en morir no recibirá ningún punto, el segundo recibirá 1 punto, etc.</text:p>
      <text:p text:style-name="P3">El mundo está formado por hexágonos de distinto tipo, cada tipo con sus propiedades. Tanto los disparos como las explosiones destruyen estos hexágonos, pero los disparos lo hacen más lentamente. Para cada ronda, el nivel se genera de forma aleatoria. Cada ronda termina cuando tan <text:soft-page-break/>solo queda un jugador vivo.</text:p>
      <text:p text:style-name="P8"/>
      <text:p text:style-name="P8">Controles</text:p>
      <text:p text:style-name="P3">A continuación se muestra el mapeo de controles del wiimote para el menú principal:</text:p>
      <text:list xml:id="list533136938" text:style-name="L2">
        <text:list-item>
          <text:p text:style-name="P4">Botón A: Empezar la partida (cuando haya suficientes jugadores)</text:p>
        </text:list-item>
        <text:list-item>
          <text:p text:style-name="P4">Botón B: Volver atrás</text:p>
        </text:list-item>
        <text:list-item>
          <text:p text:style-name="P4">Botón 1: Acceder a los créditos del juego</text:p>
        </text:list-item>
        <text:list-item>
          <text:p text:style-name="P4">Botón +/-: Modificar la puntuación objetivo</text:p>
        </text:list-item>
        <text:list-item>
          <text:p text:style-name="P4">Botón HOME: Salir del juego</text:p>
          <text:p text:style-name="P4"/>
        </text:list-item>
      </text:list>
      <text:p text:style-name="P3">A continuación se muestra el mapeo de controles del wiimote para el juego:</text:p>
      <text:list xml:id="list478061022" text:style-name="L1">
        <text:list-item>
          <text:p text:style-name="P5">Botón A: Saltar</text:p>
        </text:list-item>
        <text:list-item>
          <text:p text:style-name="P5">Botón B: Disparar</text:p>
        </text:list-item>
        <text:list-item>
          <text:p text:style-name="P5">Joystick del nunchuk: Mover al personaje hacia los lados</text:p>
        </text:list-item>
        <text:list-item>
          <text:p text:style-name="P5">Agitar el nunchuk: Acelerón hacia arriba</text:p>
        </text:list-item>
        <text:list-item>
          <text:p text:style-name="P5">Botón HOME: Volver al menú principal</text:p>
        </text:list-item>
        <text:list-item>
          <text:p text:style-name="P5">Botón C: Continuar cuando haya terminado una ronda</text:p>
        </text:list-item>
      </text:list>
      <text:p text:style-name="P3"/>
      <text:p text:style-name="P9">Jugadores</text:p>
      <text:list xml:id="list960920070" text:style-name="L4">
        <text:list-item>
          <text:p text:style-name="P6">Jugador 1: Color rojo anaranjado</text:p>
        </text:list-item>
        <text:list-item>
          <text:p text:style-name="P6">Jugador 2: Color azul claro</text:p>
        </text:list-item>
        <text:list-item>
          <text:p text:style-name="P6">Jugador 3: Color verde claro</text:p>
        </text:list-item>
        <text:list-item>
          <text:p text:style-name="P6">Jugador 4: Color rosa</text:p>
        </text:list-item>
      </text:list>
      <text:p text:style-name="P9"/>
      <text:p text:style-name="P9">Tipos de hexágono</text:p>
      <text:list xml:id="list1819690299" text:style-name="L3">
        <text:list-item>
          <text:p text:style-name="P7">Estático: El hexágono estándar, se queda estático en su posición inicial. Se puede destruir. Es de color gris oscuro.</text:p>
        </text:list-item>
        <text:list-item>
          <text:p text:style-name="P7">Sólido: Es como el hexágono estático, pero se puede mover (y no tiene rotación). Se puede destruir. Es de color gris oscuro.</text:p>
        </text:list-item>
        <text:list-item>
          <text:p text:style-name="P7">Rebote: Es estático, y todo lo que colisiona con él rebota. Se puede destruir. Es de color rosa.</text:p>
        </text:list-item>
        <text:list-item>
          <text:p text:style-name="P7">Trampa: Es estático hasta que algún jugador choca con él, entonces se vuelve móvil (y tiene rotación). Se puede destruir. Es de color marrón anaranjado.</text:p>
        </text:list-item>
        <text:list-item>
          <text:p text:style-name="P7"><text:soft-page-break/>Explosivo: No es estático. Cuando un jugador, enemigo, o proyectil choca con él, se activa, y tras 2-3 segundos explota. No se puede destruir, Es de color naranja.</text:p>
        </text:list-item>
        <text:list-item>
          <text:p text:style-name="P7">Flotante: No es estático. Es el único que flota sobre el mar, a diferencia de los demás, que se hunden. Se puede destruir. Es de color azul blanqueci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rington </meta:initial-creator>
    <meta:creation-date>2013-05-05T20:32:13</meta:creation-date>
    <dc:date>2013-05-05T22:03:43</dc:date>
    <dc:creator>Sorington </dc:creator>
    <meta:editing-duration>PT1H22M</meta:editing-duration>
    <meta:editing-cycles>36</meta:editing-cycles>
    <meta:generator>LibreOffice/3.5$Linux_X86_64 LibreOffice_project/350m1$Build-2</meta:generator>
    <meta:document-statistic meta:table-count="0" meta:image-count="0" meta:object-count="0" meta:page-count="3" meta:paragraph-count="39" meta:word-count="634" meta:character-count="3695" meta:non-whitespace-character-count="3121"/>
  </office:meta>
</office:document-meta>
</file>